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384" officeooo:paragraph-rsid="00142384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42384" officeooo:paragraph-rsid="00142384"/>
    </style:style>
    <style:style style:name="P4" style:family="paragraph" style:parent-style-name="Text_20_body">
      <style:text-properties officeooo:paragraph-rsid="00142384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423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</text:p>
      <text:p text:style-name="P1"/>
      <text:p text:style-name="P3">We add a Leap Day on February 29, almost every four years. The leap day is an extra, or intercalary day and we add it to the shortest month of the year, February. <text:line-break/>In the Gregorian calendar three criteria must be taken into account to identify leap years:</text:p>
      <text:list xml:id="list5475066647118561566" text:style-name="L1">
        <text:list-item>
          <text:p text:style-name="P5">The year can be evenly divided by 4, is a leap year, unless: </text:p>
          <text:list>
            <text:list-item>
              <text:p text:style-name="P5">The year can be evenly divided by 100, it is NOT a leap year, unless: </text:p>
              <text:list>
                <text:list-item>
                  <text:p text:style-name="P2">The year is also evenly divisible by 400. Then it is a leap year.</text:p>
                </text:list-item>
              </text:list>
            </text:list-item>
          </text:list>
        </text:list-item>
      </text:list>
      <text:p text:style-name="Text_20_body">This means that in the Gregorian calendar, the years 2000 and 2400 are leap years, while 1800, 1900, 2100, 2200, 2300 and 2500 are NOT leap years.<text:a xlink:type="simple" xlink:href="http://www.timeanddate.com/date/leapyear.html" text:style-name="Internet_20_link" text:visited-style-name="Visited_20_Internet_20_Link">Source</text:a> </text:p>
      <text:p text:style-name="Text_20_body"><text:span text:style-name="Strong_20_Emphasis">Task</text:span> <text:line-break/>You are given the year, and you have to write a function to check if the year is leap or not. </text:p>
      <text:p text:style-name="Text_20_body">Note that you have to complete the function and remaining code is given as template. </text:p>
      <text:p text:style-name="Text_20_body"><text:span text:style-name="Strong_20_Emphasis">Input Format</text:span></text:p>
      <text:p text:style-name="Text_20_body">Read y, the year that needs to be checked. </text:p>
      <text:p text:style-name="Text_20_body"><text:span text:style-name="Strong_20_Emphasis">Constraints</text:span></text:p>
      <text:p text:style-name="Text_20_body"><text:bookmark text:name="MathJax-Element-1-Frame1"/><text:span text:style-name="Strong_20_Emphasis"/></text:p>
      <text:p text:style-name="P4"><text:span text:style-name="Strong_20_Emphasis"><text:span text:style-name="T1">1900 &lt;=y &lt;=10**5</text:span></text:span></text:p>
      <text:p text:style-name="P4"><text:span text:style-name="Strong_20_Emphasis"/></text:p>
      <text:p text:style-name="Text_20_body"><text:bookmark text:name="MathJax-Element-1-Frame"/><text:span text:style-name="Strong_20_Emphasis">Output Format</text:span></text:p>
      <text:p text:style-name="Text_20_body">Output is taken care of by the template. Your function must return a boolean value (True/False)</text:p>
      <text:p text:style-name="Text_20_body"><text:span text:style-name="Strong_20_Emphasis">Sample Input 0</text:span></text:p>
      <text:p text:style-name="P6">1990</text:p>
      <text:p text:style-name="Text_20_body"><text:span text:style-name="Strong_20_Emphasis">Sample Output 0</text:span></text:p>
      <text:p text:style-name="P6">False</text:p>
      <text:p text:style-name="Text_20_body"><text:span text:style-name="Strong_20_Emphasis">Explanation 0</text:span></text:p>
      <text:p text:style-name="Text_20_body">1990 is not a multiple of 4 hence it's not a leap year. </text:p>
      <text:p text:style-name="Text_20_body"/>
      <text:p text:style-name="Text_20_body"/>
      <text:p text:style-name="P3">SOLUTION</text:p>
      <text:p text:style-name="P3">def is_leap(year):</text:p>
      <text:p text:style-name="P3"><text:s text:c="4"/>leap = False</text:p>
      <text:p text:style-name="P3"><text:s text:c="4"/></text:p>
      <text:p text:style-name="P3"><text:soft-page-break/><text:s text:c="4"/>if year % 400 == 0:</text:p>
      <text:p text:style-name="P3"><text:s text:c="8"/>leap = True</text:p>
      <text:p text:style-name="P3"><text:s text:c="4"/>elif year % 100 == 0:</text:p>
      <text:p text:style-name="P3"><text:s text:c="8"/>leap = False</text:p>
      <text:p text:style-name="P3"><text:s text:c="4"/>elif year % 4 == 0:</text:p>
      <text:p text:style-name="P3"><text:s text:c="8"/>leap = True</text:p>
      <text:p text:style-name="P3"><text:s text:c="16"/></text:p>
      <text:p text:style-name="P3"><text:s text:c="4"/></text:p>
      <text:p text:style-name="P3"><text:s text:c="4"/># Write your logic here</text:p>
      <text:p text:style-name="P3"><text:s text:c="4"/></text:p>
      <text:p text:style-name="P3"><text:s text:c="4"/>return leap</text:p>
      <text:p text:style-name="P3"><text:s text:c="10"/></text:p>
      <text:p text:style-name="P3"/>
      <text:p text:style-name="P3">year = int(raw_input())</text:p>
      <text:p text:style-name="P3">print is_leap(yea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1:36:57.657057956</meta:creation-date>
    <meta:generator>LibreOffice/5.1.6.2$Linux_X86_64 LibreOffice_project/10m0$Build-2</meta:generator>
    <dc:date>2018-03-07T21:39:17.081841347</dc:date>
    <meta:editing-duration>PT2M21S</meta:editing-duration>
    <meta:editing-cycles>1</meta:editing-cycles>
    <meta:document-statistic meta:table-count="0" meta:image-count="0" meta:object-count="0" meta:page-count="2" meta:paragraph-count="38" meta:word-count="260" meta:character-count="1400" meta:non-whitespace-character-count="1081"/>
  </office:meta>
</office:document-meta>
</file>